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ix">Capitals <text:span text:style-name="Direction">(Takes </text:span><text:span text:style-name="Direction"><text:span text:style-name="Direction">th</text:span></text:span><text:span text:style-name="Direction">e cockade and replaces it.)</text:span></text:p>
      <text:p text:style-name="Verse">Shall I speak my thoughts of thee and him?</text:p>
      <text:p text:style-name="Verse">Re-created with a SRC680m9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Verse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16.51cm" style:type="right"/>
        </style:tab-stops>
      </style:paragraph-properties>
    </style:style>
    <style:style style:name="Prefix" style:family="paragraph" style:parent-style-name="Text_20_body" style:next-style-name="Verse">
      <style:paragraph-properties fo:margin-left="0cm" fo:margin-right="0cm" fo:margin-top="0.432cm" fo:margin-bottom="0cm" fo:text-align="center" style:justify-single-word="false" fo:keep-together="always" fo:hyphenation-ladder-count="no-limit" fo:text-indent="0cm" style:auto-text-indent="false" fo:keep-with-next="always">
        <style:tab-stops/>
      </style:paragraph-properties>
      <style:text-properties fo:font-variant="small-caps" fo:hyphenate="false" fo:hyphenation-remain-char-count="2" fo:hyphenation-push-char-count="2"/>
    </style:style>
    <style:style style:name="Direction" style:family="text">
      <style:text-properties fo:font-variant="normal" fo:text-transform="none" fo:font-style="italic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Sparc OpenOffice.org_project/680m95$Build-8900</meta:generator>
    <meta:initial-creator>John W Kennedy</meta:initial-creator>
    <meta:creation-date>2005-03-05T16:36:41</meta:creation-date>
    <dc:creator>Jörg Sievers</dc:creator>
    <dc:date>2005-04-21T15:03:22</dc:date>
    <dc:language>en-US</dc:language>
    <meta:editing-cycles>4</meta:editing-cycles>
    <meta:editing-duration>PT5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21" meta:character-count="114"/>
  </office:meta>
</office:document-meta>
</file>